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1DA900002ED1C3854973.svm"/>
  <manifest:file-entry manifest:media-type="" manifest:full-path="Pictures/200000DE0000115D0000182F361B8A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="Arrow" draw:marker-end-width="0.3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e6e6e6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5cm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draw:marker-start-width="0.275cm" draw:marker-end-width="0.275cm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svg:stroke-width="0.05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none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000000" draw:marker-start-width="0.275cm" draw:marker-end-width="0.275cm" draw:fill="none" draw:fill-hatch-name="Black_20_-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cm" svg:stroke-color="#000000" draw:marker-end="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cm" fo:min-width="2.431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="none" draw:fill-color="#333333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end="Arrow" draw:marker-end-width="0.3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cm" svg:stroke-color="#000000" draw:marker-end="Arrow" draw:fill="none" draw:fill-color="#e6e6e6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draw:marker-end="Arrow" draw:marker-end-width="0.35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solid" draw:fill-color="#e6e6e6" draw:fill-hatch-name="Black_20_45_20_Degrees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9999" draw:fill-hatch-name="Black_20_45_20_Degrees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e6e6e6" draw:fill-hatch-name="Black_20_45_20_Degrees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999999" draw:fill-hatch-name="Black_20_45_20_Degrees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038cm" svg:height="1.361cm" svg:x="2.724cm" svg:y="2.023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onnector draw:style-name="gr2" draw:text-style-name="P3" draw:layer="layout" draw:type="line" svg:x1="5.892cm" svg:y1="3.835cm" svg:x2="8.557cm" svg:y2="3.835cm" draw:start-shape="id1" draw:start-glue-point="1" draw:end-shape="id2" draw:end-glue-point="3" svg:d="m5892 3835h2665">
          <text:p text:style-name="P1"/>
        </draw:connector>
        <draw:frame draw:style-name="gr1" draw:text-style-name="P4" draw:layer="layout" svg:width="2.72cm" svg:height="1.199cm" svg:x="5.915cm" svg:y="2.546cm">
          <draw:text-box>
            <text:p text:style-name="P1"><text:span text:style-name="T2">File Volume</text:span></text:p>
            <text:p text:style-name="P1"><text:span text:style-name="T2">References</text:span></text:p>
          </draw:text-box>
        </draw:frame>
        <draw:custom-shape draw:style-name="gr3" draw:text-style-name="P5" draw:layer="layout" svg:width="3.335cm" svg:height="7.381cm" svg:x="2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2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" draw:layer="layout" svg:width="3.335cm" svg:height="0.734cm" svg:x="2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2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3" draw:layer="layout" svg:width="3.335cm" svg:height="0.744cm" svg:x="2.557cm" svg:y="6.148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4" draw:layer="layout" svg:width="3.335cm" svg:height="0.744cm" svg:x="2.558cm" svg:y="7.748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224cm" svg:y1="6.892cm" svg:x2="4.225cm" svg:y2="7.748cm" draw:start-shape="id3" draw:start-glue-point="2" draw:end-shape="id4" draw:end-glue-point="0" svg:d="m4224 6892 1 856">
          <text:p text:style-name="P1"/>
        </draw:connector>
        <draw:custom-shape draw:style-name="gr3" draw:text-style-name="P5" draw:layer="layout" svg:width="3.335cm" svg:height="7.381cm" svg:x="8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8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" draw:layer="layout" svg:width="3.335cm" svg:height="0.734cm" svg:x="8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9" draw:layer="layout" svg:width="3.335cm" svg:height="1.312cm" svg:x="8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5" draw:layer="layout" svg:width="3.335cm" svg:height="0.744cm" svg:x="8.557cm" svg:y="6.148cm">
          <text:p text:style-name="P6"><text:span text:style-name="T1">Chunk n+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6" draw:layer="layout" svg:width="3.335cm" svg:height="0.744cm" svg:x="8.558cm" svg:y="7.748cm">
          <text:p text:style-name="P6"><text:span text:style-name="T1">Chunk 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224cm" svg:y1="6.892cm" svg:x2="10.225cm" svg:y2="7.748cm" draw:start-shape="id5" draw:start-glue-point="2" draw:end-shape="id6" draw:end-glue-point="0" svg:d="m10224 6892 1 856">
          <text:p text:style-name="P1"/>
        </draw:connector>
        <draw:frame draw:style-name="gr1" draw:text-style-name="P2" draw:layer="layout" svg:width="3.038cm" svg:height="1.361cm" svg:x="8.624cm" svg:y="2.024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ustom-shape draw:style-name="gr3" draw:text-style-name="P5" draw:layer="layout" svg:width="3.335cm" svg:height="7.381cm" svg:x="14.057cm" svg:y="3.26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14.057cm" svg:y="9.2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0" draw:layer="layout" svg:width="3.335cm" svg:height="0.734cm" svg:x="14.057cm" svg:y="3.469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14.057cm" svg:y="4.837cm">
          <text:p text:style-name="P6"><text:span text:style-name="T1">Image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7" draw:layer="layout" svg:width="3.335cm" svg:height="0.744cm" svg:x="14.057cm" svg:y="6.149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8" draw:layer="layout" svg:width="3.335cm" svg:height="0.744cm" svg:x="14.058cm" svg:y="7.749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724cm" svg:y1="6.893cm" svg:x2="15.725cm" svg:y2="7.749cm" draw:start-shape="id7" draw:start-glue-point="2" draw:end-shape="id8" draw:end-glue-point="0" svg:d="m15724 6893 1 856">
          <text:p text:style-name="P1"/>
        </draw:connector>
        <draw:connector draw:style-name="gr2" draw:text-style-name="P3" draw:layer="layout" draw:type="curve" svg:x1="11.892cm" svg:y1="5.492cm" svg:x2="14.057cm" svg:y2="3.836cm" draw:start-shape="id9" draw:start-glue-point="1" draw:end-shape="id10" draw:end-glue-point="3" svg:d="m11892 5492c1623 0 541-1656 2165-1656">
          <text:p text:style-name="P1"/>
        </draw:connector>
        <draw:frame draw:style-name="gr1" draw:text-style-name="P2" draw:layer="layout" svg:width="3.038cm" svg:height="1.361cm" svg:x="14.224cm" svg:y="2.025cm">
          <draw:text-box>
            <text:p text:style-name="P1"><text:span text:style-name="T1">Embedded</text:span></text:p>
            <text:p text:style-name="P1"><text:span text:style-name="T1">FIF Volume</text:span></text:p>
          </draw:text-box>
        </draw:frame>
        <draw:connector draw:style-name="gr2" draw:text-style-name="P8" draw:layer="layout" draw:type="curve" svg:x1="5.892cm" svg:y1="3.835cm" svg:x2="8.557cm" svg:y2="5.492cm" draw:start-shape="id1" draw:start-glue-point="1" draw:end-shape="id9" draw:end-glue-point="3" svg:d="m5892 3835c1998 0 666 1657 2665 1657">
          <text:p text:style-name="P1"/>
        </draw:connector>
      </draw:page>
      <draw:page draw:name="page2" draw:style-name="dp1" draw:master-page-name="Default">
        <office:forms form:automatic-focus="false" form:apply-design-mode="false"/>
        <draw:custom-shape draw:style-name="gr5" draw:text-style-name="P5" draw:layer="layout" svg:width="3.335cm" svg:height="7.681cm" svg:x="2.157cm" svg:y="1.469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7" draw:id="id11" draw:layer="layout" svg:width="3.335cm" svg:height="1.445cm" svg:x="2.157cm" svg:y="7.7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3" draw:layer="layout" svg:width="3.335cm" svg:height="0.734cm" svg:x="2.157cm" svg:y="1.469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2.158cm" svg:y="2.169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2" draw:layer="layout" svg:width="3.335cm" svg:height="0.734cm" svg:x="2.157cm" svg:y="4.5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2.158cm" svg:y="5.2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2.158cm" svg:y="3.8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2.159cm" svg:y="6.9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35cm" svg:height="7.681cm" svg:x="9.757cm" svg:y="1.4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7" draw:id="id14" draw:layer="layout" svg:width="3.335cm" svg:height="1.445cm" svg:x="9.757cm" svg:y="10.806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6" draw:layer="layout" svg:width="3.335cm" svg:height="0.734cm" svg:x="9.757cm" svg:y="1.4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9.758cm" svg:y="2.1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5" draw:layer="layout" svg:width="3.335cm" svg:height="0.734cm" svg:x="9.757cm" svg:y="4.5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9.758cm" svg:y="5.2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9.758cm" svg:y="3.8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9.759cm" svg:y="6.9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9.758cm" svg:y="7.6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1.723cm" svg:x="9.759cm" svg:y="8.3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35cm" svg:height="0.734cm" svg:x="9.76cm" svg:y="10.0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curve" svg:x1="5.492cm" svg:y1="8.427cm" svg:x2="5.492cm" svg:y2="4.937cm" draw:start-shape="id11" draw:start-glue-point="1" draw:end-shape="id12" draw:end-glue-point="1" svg:d="m5492 8427c786 0 786-3490 0-3490">
          <text:p text:style-name="P1"/>
        </draw:connector>
        <draw:connector draw:style-name="gr7" draw:text-style-name="P8" draw:layer="layout" draw:type="curve" draw:line-skew="0.304cm" svg:x1="5.492cm" svg:y1="8.427cm" svg:x2="5.492cm" svg:y2="1.836cm" draw:start-shape="id11" draw:start-glue-point="1" draw:end-shape="id13" draw:end-glue-point="1" svg:d="m5492 8427c1242 0 1242-6591 0-6591">
          <text:p text:style-name="P1"/>
        </draw:connector>
        <draw:frame draw:style-name="gr8" draw:text-style-name="P4" draw:layer="layout" svg:width="2.86cm" svg:height="1.199cm" svg:x="1cm" svg:y="9.494cm">
          <draw:text-box>
            <text:p text:style-name="P1"><text:span text:style-name="T2">Original </text:span></text:p>
            <text:p text:style-name="P1"><text:span text:style-name="T2">Zip structure</text:span></text:p>
          </draw:text-box>
        </draw:frame>
        <draw:frame draw:style-name="gr8" draw:text-style-name="P4" draw:layer="layout" svg:width="3.093cm" svg:height="2.621cm" svg:x="5.958cm" svg:y="9.136cm">
          <draw:text-box>
            <text:p text:style-name="P1"><text:span text:style-name="T2">New segment</text:span></text:p>
            <text:p text:style-name="P1"><text:span text:style-name="T2">appended </text:span></text:p>
            <text:p text:style-name="P1"><text:span text:style-name="T2">overwriting</text:span></text:p>
            <text:p text:style-name="P1"><text:span text:style-name="T2">old Central</text:span></text:p>
            <text:p text:style-name="P1"><text:span text:style-name="T2">Directory</text:span></text:p>
          </draw:text-box>
        </draw:frame>
        <draw:connector draw:style-name="gr7" draw:text-style-name="P8" draw:layer="layout" draw:type="curve" svg:x1="13.092cm" svg:y1="11.528cm" svg:x2="13.092cm" svg:y2="4.938cm" draw:start-shape="id14" draw:start-glue-point="1" draw:end-shape="id15" draw:end-glue-point="1" svg:d="m13092 11528c786 0 786-6590 0-6590">
          <text:p text:style-name="P1"/>
        </draw:connector>
        <draw:connector draw:style-name="gr7" draw:text-style-name="P8" draw:layer="layout" draw:type="curve" draw:line-skew="0.196cm" svg:x1="13.092cm" svg:y1="11.528cm" svg:x2="13.092cm" svg:y2="1.837cm" draw:start-shape="id14" draw:start-glue-point="1" draw:end-shape="id16" draw:end-glue-point="1" svg:d="m13092 11528c1080 0 1080-9691 0-9691">
          <text:p text:style-name="P1"/>
        </draw:connector>
        <draw:frame draw:style-name="gr8" draw:text-style-name="P4" draw:layer="layout" svg:width="2.83cm" svg:height="1.673cm" svg:x="13.902cm" svg:y="10.36cm">
          <draw:text-box>
            <text:p text:style-name="P1"><text:span text:style-name="T2">New Central</text:span></text:p>
            <text:p text:style-name="P1"><text:span text:style-name="T2">Directory</text:span></text:p>
            <text:p text:style-name="P1"><text:span text:style-name="T2">appended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9" draw:text-style-name="P9" draw:id="id17" draw:layer="layout" svg:width="2.157cm" svg:height="2.512cm" svg:x="2.491cm" svg:y="4.114cm">
          <text:p text:style-name="P6"><text:span text:style-name="T2">Volume</text:span></text:p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frame draw:style-name="gr10" draw:text-style-name="P10" draw:id="id18" draw:layer="layout" svg:width="2.143cm" svg:height="3.387cm" svg:x="7.365cm" svg:y="1.305cm">
          <draw:image xlink:href="Pictures/200000A200001DA900002ED1C3854973.svm" xlink:type="simple" xlink:show="embed" xlink:actuate="onLoad">
            <text:p text:style-name="P1"/>
          </draw:image>
        </draw:frame>
        <draw:frame draw:style-name="gr10" draw:text-style-name="P10" draw:id="id19" draw:layer="layout" svg:width="2.311cm" svg:height="3.219cm" svg:x="7.409cm" svg:y="6.616cm">
          <draw:image xlink:href="Pictures/200000DE0000115D0000182F361B8A93.wmf" xlink:type="simple" xlink:show="embed" xlink:actuate="onLoad">
            <text:p text:style-name="P1"/>
          </draw:image>
        </draw:frame>
        <draw:connector draw:style-name="gr2" draw:text-style-name="P8" draw:layer="layout" draw:type="curve" svg:x1="4.648cm" svg:y1="5.37cm" svg:x2="7.365cm" svg:y2="2.998cm" draw:start-shape="id17" draw:start-glue-point="1" draw:end-shape="id18" svg:d="m4648 5370c2056 0 698-2372 2717-2372">
          <text:p text:style-name="P1"/>
        </draw:connector>
        <draw:connector draw:style-name="gr2" draw:text-style-name="P8" draw:layer="layout" draw:type="curve" svg:x1="4.648cm" svg:y1="5.37cm" svg:x2="7.409cm" svg:y2="8.225cm" draw:start-shape="id17" draw:start-glue-point="1" draw:end-shape="id19" draw:end-glue-point="3" svg:d="m4648 5370c2089 0 709 2855 2761 2855">
          <text:p text:style-name="P1"/>
        </draw:connector>
        <draw:custom-shape draw:style-name="gr9" draw:text-style-name="P9" draw:id="id20" draw:layer="layout" svg:width="2.157cm" svg:height="2.512cm" svg:x="10.874cm" svg:y="1.246cm">
          <text:p text:style-name="P6"><text:span text:style-name="T2">Volume</text:span></text:p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id="id22" draw:layer="layout" svg:width="2.157cm" svg:height="2.512cm" svg:x="10.986cm" svg:y="7.093cm">
          <text:p text:style-name="P6"><text:span text:style-name="T2">Volume</text:span></text:p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id="id21" draw:layer="layout" svg:width="2.157cm" svg:height="2.512cm" svg:x="16.192cm" svg:y="4.114cm">
          <text:p text:style-name="P6"><text:span text:style-name="T2">Volume</text:span></text:p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13.031cm" svg:y1="2.502cm" svg:x2="16.192cm" svg:y2="5.37cm" draw:start-shape="id20" draw:start-glue-point="1" draw:end-shape="id21" draw:end-glue-point="3" svg:d="m13031 2502c2370 0 790 2868 3161 2868">
          <text:p text:style-name="P1"/>
        </draw:connector>
        <draw:connector draw:style-name="gr11" draw:text-style-name="P5" draw:layer="layout" draw:type="curve" svg:x1="13.143cm" svg:y1="8.349cm" svg:x2="16.192cm" svg:y2="5.37cm" draw:start-shape="id22" draw:start-glue-point="1" draw:end-shape="id21" draw:end-glue-point="3" svg:d="m13143 8349c2286 0 762-2979 3049-2979">
          <text:p text:style-name="P1"/>
        </draw:connector>
      </draw:page>
      <draw:page draw:name="page4" draw:style-name="dp1" draw:master-page-name="Default">
        <office:forms form:automatic-focus="false" form:apply-design-mode="false"/>
        <draw:custom-shape draw:style-name="gr3" draw:text-style-name="P5" draw:layer="layout" svg:width="4.116cm" svg:height="7.381cm" svg:x="5.027cm" svg:y="2.44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4.116cm" svg:height="1.2cm" svg:x="5.027cm" svg:y="2.647cm">
          <text:p text:style-name="P6"><text:span text:style-name="T1">Chunk</text:span></text:p>
          <text:p text:style-name="P6"><text:span text:style-name="T1">Index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7" draw:layer="layout" svg:width="4.114cm" svg:height="4.668cm" svg:x="5.027cm" svg:y="4.146cm" svg:viewBox="0 0 4115 4669" draw:points="0,4669 0,0 4115,0 4115,4669">
          <text:p text:style-name="P1"/>
        </draw:polygon>
        <draw:polygon draw:style-name="gr13" draw:text-style-name="P7" draw:id="id23" draw:layer="layout" svg:width="4.115cm" svg:height="0.799cm" svg:x="5.027cm" svg:y="4.146cm" svg:viewBox="0 0 4116 800" draw:points="0,800 0,0 4116,0 4116,80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6"><text:span text:style-name="T1">Chunk 0</text:span></text:p>
        </draw:polygon>
        <draw:polygon draw:style-name="gr14" draw:text-style-name="P7" draw:id="id24" draw:layer="layout" svg:width="4.114cm" svg:height="1.429cm" svg:x="5.027cm" svg:y="4.946cm" svg:viewBox="0 0 4115 1430" draw:points="0,1430 0,0 4115,0 4115,143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6"><text:span text:style-name="T1">Chunk 1</text:span></text:p>
        </draw:polygon>
        <draw:polygon draw:style-name="gr13" draw:text-style-name="P7" draw:id="id25" draw:layer="layout" svg:width="4.116cm" svg:height="0.969cm" svg:x="5.027cm" svg:y="6.376cm" svg:viewBox="0 0 4117 970" draw:points="0,970 0,0 4117,0 4117,970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6"><text:span text:style-name="T1">Chunk 2</text:span></text:p>
        </draw:polygon>
        <draw:polygon draw:style-name="gr14" draw:text-style-name="P7" draw:id="id26" draw:layer="layout" svg:width="4.116cm" svg:height="1.468cm" svg:x="5.027cm" svg:y="7.346cm" svg:viewBox="0 0 4117 1469" draw:points="0,1469 0,0 4117,0 4117,1469">
          <draw:glue-point draw:id="4" svg:x="-5.148cm" svg:y="5.625cm"/>
          <draw:glue-point draw:id="5" svg:x="-5.148cm" svg:y="-5.625cm"/>
          <draw:glue-point draw:id="6" svg:x="5.151cm" svg:y="-5.625cm"/>
          <draw:glue-point draw:id="7" svg:x="5.151cm" svg:y="5.625cm"/>
          <text:p text:style-name="P6"><text:span text:style-name="T1">Chunk 3</text:span></text:p>
        </draw:polygon>
        <draw:connector draw:style-name="gr15" draw:text-style-name="P5" draw:layer="layout" draw:type="curve" draw:line-skew="-0.205cm" svg:x1="9.143cm" svg:y1="4.146cm" svg:x2="9.142cm" svg:y2="4.946cm" draw:start-shape="id23" draw:start-glue-point="6" draw:end-shape="id24" draw:end-glue-point="6" svg:d="m9143 4146c517 0 518 800-1 800">
          <text:p text:style-name="P1"/>
        </draw:connector>
        <draw:connector draw:style-name="gr15" draw:text-style-name="P5" draw:layer="layout" draw:type="curve" draw:line-skew="-0.025cm" svg:x1="9.143cm" svg:y1="4.146cm" svg:x2="9.144cm" svg:y2="6.376cm" draw:start-shape="id23" draw:start-glue-point="6" draw:end-shape="id25" draw:end-glue-point="6" svg:d="m9143 4146c789 0 788 2230 1 2230">
          <text:p text:style-name="P1"/>
        </draw:connector>
        <draw:connector draw:style-name="gr15" draw:text-style-name="P5" draw:layer="layout" draw:type="curve" draw:line-skew="0.254cm" svg:x1="9.143cm" svg:y1="4.146cm" svg:x2="9.144cm" svg:y2="7.346cm" draw:start-shape="id23" draw:start-glue-point="6" draw:end-shape="id26" draw:end-glue-point="6" svg:d="m9143 4146c1207 0 1207 3200 1 3200">
          <text:p text:style-name="P1"/>
        </draw:connector>
        <draw:connector draw:style-name="gr15" draw:text-style-name="P5" draw:layer="layout" draw:type="curve" draw:line-skew="0.545cm" svg:x1="9.143cm" svg:y1="4.146cm" svg:x2="9.144cm" svg:y2="8.815cm" draw:start-shape="id23" draw:start-glue-point="6" draw:end-shape="id26" draw:end-glue-point="7" svg:d="m9143 4146c1644 0 1643 4669 1 4669">
          <text:p text:style-name="P1"/>
        </draw:connector>
        <draw:frame draw:style-name="gr16" draw:text-style-name="P1" draw:layer="layout" svg:width="2.766cm" svg:height="1.723cm" svg:x="10.517cm" svg:y="4.405cm">
          <draw:text-box>
            <text:p text:style-name="P1">Chunk</text:p>
            <text:p text:style-name="P1">Indexes</text:p>
          </draw:text-box>
        </draw:frame>
        <draw:frame draw:style-name="gr17" draw:text-style-name="P1" draw:layer="layout" svg:width="1.953cm" svg:height="1.012cm" svg:x="2.62cm" svg:y="5.516cm">
          <draw:text-box>
            <text:p text:style-name="P1">Bevy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3" draw:text-style-name="P5" draw:layer="layout" svg:width="3.335cm" svg:height="5.957cm" svg:x="4.118cm" svg:y="2.98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id="id33" draw:layer="layout" svg:width="3.335cm" svg:height="0.734cm" svg:x="4.118cm" svg:y="3.181cm">
          <text:p text:style-name="P6"><text:span text:style-name="T1">Proper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id="id27" draw:layer="layout" svg:width="3.335cm" svg:height="0.744cm" svg:x="4.118cm" svg:y="3.915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8" draw:layer="layout" svg:width="3.335cm" svg:height="0.744cm" svg:x="4.118cm" svg:y="5.626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785cm" svg:y1="4.659cm" svg:x2="5.785cm" svg:y2="5.626cm" draw:start-shape="id27" draw:start-glue-point="2" draw:end-shape="id28" draw:end-glue-point="0" svg:d="m5785 4659v967">
          <text:p text:style-name="P1"/>
        </draw:connector>
        <draw:custom-shape draw:style-name="gr4" draw:text-style-name="P7" draw:id="id31" draw:layer="layout" svg:width="3.335cm" svg:height="1.801cm" svg:x="4.119cm" svg:y="6.826cm">
          <text:p text:style-name="P6"><text:span text:style-name="T1">MD5.00</text:span></text:p>
          <draw:enhanced-geometry svg:viewBox="0 0 21600 21600" draw:type="rectangle" draw:enhanced-path="M 0 0 L 21600 0 21600 21600 0 21600 0 0 Z N"/>
        </draw:custom-shape>
        <draw:frame draw:style-name="gr18" draw:text-style-name="P11" draw:id="id34" draw:layer="layout" svg:width="3.537cm" svg:height="1.199cm" svg:x="7.471cm" svg:y="1.313cm">
          <draw:text-box>
            <text:p text:style-name="P1"><text:span text:style-name="T2">hash_type=md5</text:span></text:p>
            <text:p text:style-name="P1"><text:span text:style-name="T2">hash=md5.00</text:span></text:p>
          </draw:text-box>
        </draw:frame>
        <draw:g draw:id="id29">
          <draw:custom-shape draw:style-name="gr19" draw:text-style-name="P8" draw:layer="layout" svg:width="1.579cm" svg:height="0.667cm" svg:x="8.094cm" svg:y="3.525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3.068cm" svg:height="0.667cm" svg:x="9.673cm" svg:y="3.525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g draw:id="id30">
          <draw:custom-shape draw:style-name="gr19" draw:text-style-name="P8" draw:layer="layout" svg:width="1.579cm" svg:height="0.667cm" svg:x="8.094cm" svg:y="5.526cm">
            <text:p text:style-name="P6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3.068cm" svg:height="0.667cm" svg:x="9.673cm" svg:y="5.526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8" draw:layer="layout" draw:type="curve" svg:x1="10.417cm" svg:y1="4.192cm" svg:x2="10.417cm" svg:y2="5.526cm" draw:start-shape="id29" draw:start-glue-point="2" draw:end-shape="id30" draw:end-glue-point="0" svg:d="m10417 4192v1334">
          <text:p text:style-name="P1"/>
        </draw:connector>
        <draw:custom-shape draw:style-name="gr20" draw:text-style-name="P8" draw:id="id32" draw:layer="layout" svg:width="4.647cm" svg:height="2.668cm" svg:x="8.094cm" svg:y="3.525cm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7.454cm" svg:y1="7.726cm" svg:x2="10.417cm" svg:y2="6.193cm" draw:start-shape="id31" draw:start-glue-point="1" draw:end-shape="id32" draw:end-glue-point="2" svg:d="m7454 7726c1976 0 2963-511 2963-1533">
          <text:p text:style-name="P1"/>
        </draw:connector>
        <draw:connector draw:style-name="gr21" draw:text-style-name="P8" draw:layer="layout" draw:type="curve" svg:x1="5.785cm" svg:y1="3.181cm" svg:x2="7.471cm" svg:y2="1.912cm" draw:start-shape="id33" draw:start-glue-point="0" draw:end-shape="id34" draw:end-glue-point="3" svg:d="m5785 3181c0-846 562-1269 1686-1269">
          <text:p text:style-name="P1"/>
        </draw:connector>
      </draw:page>
      <draw:page draw:name="page6" draw:style-name="dp1" draw:master-page-name="Default">
        <office:forms form:automatic-focus="false" form:apply-design-mode="false"/>
        <draw:custom-shape draw:style-name="gr22" draw:text-style-name="P6" draw:id="id37" draw:layer="layout" svg:width="3.668cm" svg:height="1.579cm" svg:x="10.017cm" svg:y="5.431cm">
          <text:p text:style-name="P6">Encrypted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22" draw:text-style-name="P6" draw:id="id35" draw:layer="layout" svg:width="3.757cm" svg:height="2.557cm" svg:x="9.973cm" svg:y="1.568cm">
          <text:p text:style-name="P6">Container</text:p>
          <text:p text:style-name="P6">Image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22" draw:text-style-name="P6" draw:id="id38" draw:layer="layout" svg:width="3.802cm" svg:height="1.734cm" svg:x="9.95cm" svg:y="8.871cm">
          <text:p text:style-name="P6">Volume</text:p>
          <draw:enhanced-geometry svg:viewBox="0 0 21600 21600" draw:type="rectangle" draw:enhanced-path="M 0 0 L 21600 0 21600 21600 0 21600 0 0 Z N"/>
        </draw:custom-shape>
        <draw:custom-shape draw:style-name="gr22" draw:text-style-name="P6" draw:id="id39" draw:layer="layout" svg:width="4.736cm" svg:height="1.512cm" svg:x="1.924cm" svg:y="8.36cm">
          <text:p text:style-name="P6">Secret Image</text:p>
          <text:p text:style-name="P6">Stream</text:p>
          <draw:enhanced-geometry svg:viewBox="0 0 21600 21600" draw:type="rectangle" draw:enhanced-path="M 0 0 L 21600 0 21600 21600 0 21600 0 0 Z N"/>
        </draw:custom-shape>
        <draw:custom-shape draw:style-name="gr22" draw:text-style-name="P6" draw:id="id36" draw:layer="layout" svg:width="4.246cm" svg:height="1.69cm" svg:x="2.046cm" svg:y="2.001cm">
          <text:p text:style-name="P6">Container</text:p>
          <text:p text:style-name="P6">Volume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9.973cm" svg:y1="2.846cm" svg:x2="6.292cm" svg:y2="2.846cm" draw:start-shape="id35" draw:start-glue-point="3" draw:end-shape="id36" draw:end-glue-point="1" svg:d="m9973 2846h-3681">
          <text:p text:style-name="P1"/>
        </draw:connector>
        <draw:connector draw:style-name="gr23" draw:text-style-name="P5" draw:layer="layout" draw:type="curve" svg:x1="11.851cm" svg:y1="5.431cm" svg:x2="11.851cm" svg:y2="4.125cm" draw:start-shape="id37" draw:start-glue-point="0" draw:end-shape="id35" draw:end-glue-point="2" svg:d="m11851 5431v-1306">
          <text:p text:style-name="P1"/>
        </draw:connector>
        <draw:frame draw:style-name="gr24" draw:text-style-name="P6" draw:layer="layout" svg:width="2.173cm" svg:height="1.012cm" svg:x="12.329cm" svg:y="4.169cm">
          <draw:text-box>
            <text:p text:style-name="P6">target</text:p>
          </draw:text-box>
        </draw:frame>
        <draw:connector draw:style-name="gr23" draw:text-style-name="P5" draw:layer="layout" draw:type="curve" svg:x1="11.851cm" svg:y1="8.871cm" svg:x2="11.851cm" svg:y2="7.01cm" draw:start-shape="id38" draw:start-glue-point="0" draw:end-shape="id37" draw:end-glue-point="2" svg:d="m11851 8871v-1861">
          <text:p text:style-name="P1"/>
        </draw:connector>
        <draw:connector draw:style-name="gr23" draw:text-style-name="P5" draw:layer="layout" draw:type="curve" svg:x1="6.66cm" svg:y1="9.116cm" svg:x2="9.95cm" svg:y2="9.738cm" draw:start-shape="id39" draw:start-glue-point="1" draw:end-shape="id38" draw:end-glue-point="3" svg:d="m6660 9116c2467 0 823 622 3290 622">
          <text:p text:style-name="P1"/>
        </draw:connector>
        <draw:frame draw:style-name="gr24" draw:text-style-name="P1" draw:layer="layout" svg:width="2.313cm" svg:height="1.012cm" svg:x="12.429cm" svg:y="7.737cm">
          <draw:text-box>
            <text:p text:style-name="P1">stored</text:p>
          </draw:text-box>
        </draw:frame>
        <draw:frame draw:style-name="gr24" draw:text-style-name="P1" draw:layer="layout" svg:width="2.313cm" svg:height="1.012cm" svg:x="7.13cm" svg:y="8.237cm">
          <draw:text-box>
            <text:p text:style-name="P1">stored</text:p>
          </draw:text-box>
        </draw:frame>
        <draw:connector draw:style-name="gr25" draw:text-style-name="P5" draw:layer="layout" draw:type="curve" svg:x1="10.017cm" svg:y1="6.22cm" svg:x2="4.169cm" svg:y2="3.691cm" draw:start-shape="id37" draw:start-glue-point="3" draw:end-shape="id36" draw:end-glue-point="2" svg:d="m10017 6220c-3899 0-5848-843-5848-2529">
          <text:p text:style-name="P1"/>
        </draw:connector>
        <draw:frame draw:style-name="gr24" draw:text-style-name="P1" draw:layer="layout" svg:width="2.313cm" svg:height="1.012cm" svg:x="2.531cm" svg:y="4.737cm">
          <draw:text-box>
            <text:p text:style-name="P1">stored</text:p>
          </draw:text-box>
        </draw:frame>
        <draw:frame draw:style-name="gr24" draw:text-style-name="P1" draw:layer="layout" svg:width="2.313cm" svg:height="1.012cm" svg:x="7.131cm" svg:y="1.937cm">
          <draw:text-box>
            <text:p text:style-name="P1">stored</text:p>
          </draw:text-box>
        </draw:frame>
      </draw:page>
      <draw:page draw:name="page7" draw:style-name="dp1" draw:master-page-name="Default">
        <office:forms form:automatic-focus="false" form:apply-design-mode="false"/>
        <draw:custom-shape draw:style-name="gr26" draw:text-style-name="P5" draw:layer="layout" svg:width="4.87cm" svg:height="0.997cm" svg:x="2.128cm" svg:y="2.803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4.87cm" svg:height="0.997cm" svg:x="2.128cm" svg:y="4.10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872cm" svg:height="0.997cm" svg:x="7.128cm" svg:y="4.105cm">
          <text:p text:style-name="P6">A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872cm" svg:height="0.725cm" svg:x="8.6cm" svg:y="2.9cm">
          <draw:text-box>
            <text:p text:style-name="P1"><text:span text:style-name="T2">Plain Text Volume</text:span></text:p>
          </draw:text-box>
        </draw:frame>
        <draw:frame draw:style-name="gr18" draw:text-style-name="P11" draw:layer="layout" svg:width="5.091cm" svg:height="1.199cm" svg:x="8.6cm" svg:y="3.975cm">
          <draw:text-box>
            <text:p text:style-name="P1"><text:span text:style-name="T2">First block encrypted</text:span></text:p>
            <text:p text:style-name="P1"><text:span text:style-name="T2">appended as segment A</text:span></text:p>
          </draw:text-box>
        </draw:frame>
        <draw:custom-shape draw:style-name="gr28" draw:text-style-name="P5" draw:layer="layout" svg:width="4.87cm" svg:height="0.997cm" svg:x="2.128cm" svg:y="5.404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872cm" svg:height="0.997cm" svg:x="7.128cm" svg:y="5.40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372cm" svg:height="0.997cm" svg:x="2.128cm" svg:y="5.4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5.053cm" svg:height="1.199cm" svg:x="8.6cm" svg:y="5.276cm">
          <draw:text-box>
            <text:p text:style-name="P1"><text:span text:style-name="T2">ZipFile header written to</text:span></text:p>
            <text:p text:style-name="P1"><text:span text:style-name="T2">create segment B</text:span></text:p>
          </draw:text-box>
        </draw:frame>
        <draw:custom-shape draw:style-name="gr26" draw:text-style-name="P5" draw:layer="layout" svg:width="4.87cm" svg:height="0.997cm" svg:x="2.128cm" svg:y="6.80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872cm" svg:height="0.997cm" svg:x="7.128cm" svg:y="6.80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372cm" svg:height="0.997cm" svg:x="2.128cm" svg:y="6.8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498cm" svg:height="0.997cm" svg:x="2.5cm" svg:y="6.804cm">
          <text:p text:style-name="P6">B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4.587cm" svg:height="1.199cm" svg:x="8.601cm" svg:y="6.677cm">
          <draw:text-box>
            <text:p text:style-name="P1"><text:span text:style-name="T2">Segment B encrypted</text:span></text:p>
            <text:p text:style-name="P1"><text:span text:style-name="T2">In place.</text:span></text:p>
          </draw:text-box>
        </draw:frame>
        <draw:custom-shape draw:style-name="gr26" draw:text-style-name="P5" draw:layer="layout" svg:width="4.87cm" svg:height="0.997cm" svg:x="2.128cm" svg:y="8.204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872cm" svg:height="0.997cm" svg:x="7.128cm" svg:y="8.20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372cm" svg:height="0.997cm" svg:x="2.128cm" svg:y="8.2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498cm" svg:height="0.997cm" svg:x="2.5cm" svg:y="8.204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872cm" svg:height="0.997cm" svg:x="8.128cm" svg:y="8.206cm">
          <text:p text:style-name="P6">M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4.875cm" svg:height="1.199cm" svg:x="9.102cm" svg:y="8.078cm">
          <draw:text-box>
            <text:p text:style-name="P1"><text:span text:style-name="T2">Map stream created to </text:span></text:p>
            <text:p text:style-name="P1"><text:span text:style-name="T2">combine segments</text:span></text:p>
          </draw:text-box>
        </draw:frame>
        <draw:custom-shape draw:style-name="gr26" draw:text-style-name="P5" draw:layer="layout" svg:width="4.87cm" svg:height="0.997cm" svg:x="2.129cm" svg:y="9.505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872cm" svg:height="0.997cm" svg:x="7.129cm" svg:y="9.506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372cm" svg:height="0.997cm" svg:x="2.129cm" svg:y="9.50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498cm" svg:height="0.997cm" svg:x="2.501cm" svg:y="9.505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871cm" svg:height="0.997cm" svg:x="8.129cm" svg:y="9.507cm">
          <text:p text:style-name="P6">M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485cm" svg:height="1.199cm" svg:x="10.103cm" svg:y="9.379cm">
          <draw:text-box>
            <text:p text:style-name="P1"><text:span text:style-name="T2">Encrypted stream created </text:span></text:p>
            <text:p text:style-name="P1"><text:span text:style-name="T2">with Map as target.</text:span></text:p>
          </draw:text-box>
        </draw:frame>
        <draw:frame draw:style-name="gr18" draw:text-style-name="P11" draw:layer="layout" svg:width="0.739cm" svg:height="0.725cm" svg:x="1.098cm" svg:y="2.9cm">
          <draw:text-box>
            <text:p text:style-name="P1"><text:span text:style-name="T2">1</text:span></text:p>
          </draw:text-box>
        </draw:frame>
        <draw:frame draw:style-name="gr18" draw:text-style-name="P11" draw:layer="layout" svg:width="0.739cm" svg:height="0.725cm" svg:x="1.099cm" svg:y="4.101cm">
          <draw:text-box>
            <text:p text:style-name="P1"><text:span text:style-name="T2">2</text:span></text:p>
          </draw:text-box>
        </draw:frame>
        <draw:frame draw:style-name="gr18" draw:text-style-name="P11" draw:layer="layout" svg:width="0.739cm" svg:height="0.725cm" svg:x="1.1cm" svg:y="5.502cm">
          <draw:text-box>
            <text:p text:style-name="P1"><text:span text:style-name="T2">3</text:span></text:p>
          </draw:text-box>
        </draw:frame>
        <draw:frame draw:style-name="gr18" draw:text-style-name="P11" draw:layer="layout" svg:width="0.739cm" svg:height="0.725cm" svg:x="1.101cm" svg:y="6.803cm">
          <draw:text-box>
            <text:p text:style-name="P1"><text:span text:style-name="T2">4</text:span></text:p>
          </draw:text-box>
        </draw:frame>
        <draw:frame draw:style-name="gr18" draw:text-style-name="P11" draw:layer="layout" svg:width="0.739cm" svg:height="0.725cm" svg:x="1.102cm" svg:y="8.304cm">
          <draw:text-box>
            <text:p text:style-name="P1"><text:span text:style-name="T2">5</text:span></text:p>
          </draw:text-box>
        </draw:frame>
        <draw:frame draw:style-name="gr18" draw:text-style-name="P11" draw:layer="layout" svg:width="0.739cm" svg:height="0.725cm" svg:x="1.103cm" svg:y="9.605cm">
          <draw:text-box>
            <text:p text:style-name="P1"><text:span text:style-name="T2">6</text:span></text:p>
          </draw:text-box>
        </draw:frame>
        <draw:custom-shape draw:style-name="gr27" draw:text-style-name="P6" draw:layer="layout" svg:width="0.871cm" svg:height="0.997cm" svg:x="9.13cm" svg:y="9.508cm">
          <text:p text:style-name="P6">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c</meta:initial-creator>
    <meta:creation-date>2009-02-18T11:02:00</meta:creation-date>
    <dc:creator>mic</dc:creator>
    <dc:date>2009-03-15T01:21:43</dc:date>
    <meta:editing-cycles>19</meta:editing-cycles>
    <meta:editing-duration>P3DT15H26M15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